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zitao.process( BeanContext context , Object object ,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g_for_zitao.test_for_iss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